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en el que un usuario introduzca una frase (ésta puede contener todo tipo de caracteres), ir mostrando todos los caracteres uno a uno, excepto si es un número que lo obviará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01:54.071314679</meta:creation-date>
    <dc:date>2023-10-03T19:04:59.949259200</dc:date>
    <meta:editing-duration>PT1M1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" meta:word-count="34" meta:character-count="192" meta:non-whitespace-character-count="158"/>
  </office:meta>
</office:document-meta>
</file>